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3F9044783F1BBAAC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882cm" draw:z-index="0"><draw:image xlink:href="Pictures/10000001000005AF000003F9044783F1BBAACC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5:19:11.192787376</meta:creation-date>
    <dc:date>2023-10-25T15:19:36.541033383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